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6ad2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a9fdf" officeooo:paragraph-rsid="000a9fd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906a3" officeooo:paragraph-rsid="000906a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092e6" officeooo:paragraph-rsid="001092e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bd80c" officeooo:paragraph-rsid="000bd8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b4717" officeooo:paragraph-rsid="000b471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a9fdf" officeooo:paragraph-rsid="000a9fd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a9fdf" officeooo:paragraph-rsid="000a9fd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a0929" officeooo:paragraph-rsid="001a092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a0929" officeooo:paragraph-rsid="001bef0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381bd" officeooo:paragraph-rsid="001381bd" style:font-weight-asian="normal" style:font-weight-complex="normal"/>
    </style:style>
    <style:style style:name="T1" style:family="text">
      <style:text-properties officeooo:rsid="0006ad2f"/>
    </style:style>
    <style:style style:name="T2" style:family="text">
      <style:text-properties officeooo:rsid="000c3960"/>
    </style:style>
    <style:style style:name="T3" style:family="text">
      <style:text-properties officeooo:rsid="000e2462"/>
    </style:style>
    <style:style style:name="T4" style:family="text">
      <style:text-properties officeooo:rsid="001381bd"/>
    </style:style>
    <style:style style:name="T5" style:family="text">
      <style:text-properties officeooo:rsid="0015bb5f"/>
    </style:style>
    <style:style style:name="T6" style:family="text">
      <style:text-properties officeooo:rsid="0017b006"/>
    </style:style>
    <style:style style:name="T7" style:family="text">
      <style:text-properties officeooo:rsid="00188441"/>
    </style:style>
    <style:style style:name="T8" style:family="text">
      <style:text-properties officeooo:rsid="001a5f0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5f05" style:font-weight-asian="normal" style:font-weight-complex="normal"/>
    </style:style>
    <style:style style:name="T11" style:family="text">
      <style:text-properties fo:font-weight="normal" officeooo:rsid="001b4d69" style:font-weight-asian="normal" style:font-weight-complex="normal"/>
    </style:style>
    <style:style style:name="T12" style:family="text">
      <style:text-properties fo:font-weight="normal" officeooo:rsid="001d9e6c" style:font-weight-asian="normal" style:font-weight-complex="normal"/>
    </style:style>
    <style:style style:name="T13" style:family="text">
      <style:text-properties officeooo:rsid="001b4d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4">2) <text:span text:style-name="T1">Quando falamos em memórias, definimos dois conceitos principais: memória lógica e memória física. Explique-as, mencionando a diferença entre elas.</text:span></text:p>
      <text:p text:style-name="P1"/>
      <text:p text:style-name="P9">Memória Lógica: É a parte de memória que um processo individual do sistema operacional possui (que ele enxerga).</text:p>
      <text:p text:style-name="P9">Memória Física: Circuitos integrados da memória RAM.</text:p>
      <text:p text:style-name="P5"/>
      <text:p text:style-name="P3">3) Explique com suas palavras qual o conceito de MMU e qual sua funcionalidade.</text:p>
      <text:p text:style-name="P5"/>
      <text:p text:style-name="P5">É um circuito integrado do processador que realiza a conversão dos endereços lógicos (de um processo), para um endereço físico da memória RAM.</text:p>
      <text:p text:style-name="P5"/>
      <text:p text:style-name="P2">4) Quais as funcionalidades de um Driver de Dispositivo?</text:p>
      <text:p text:style-name="P5"/>
      <text:p text:style-name="P5">É um pequeno software que realiza a comunicação entre o hardware (baixo nível) com o sistema opereacional, gerenciando principalmente a entrada e saída de dados do dispositivo.</text:p>
      <text:p text:style-name="P5"/>
      <text:p text:style-name="P2">5) Apresente as formas de polling e de interjeição, quanto a interação processador-dispositivo.</text:p>
      <text:p text:style-name="P5"/>
      <text:p text:style-name="P5">Comunicaçaõ por polling: Em uma comunicação por Polling, a CPU está continuamente testando para ver se o dispostivo de E/S está pronto para receber a próxima instrução. Ex: Imprimir caracteres em uma folha em branco por meio de uma interface serial.</text:p>
      <text:p text:style-name="P5"/>
      <text:p text:style-name="P5">Comunicação por interjeição: Otimização do polling. A CPU testa somente um bit, fazendo com que o tempo de teste seja menor.</text:p>
      <text:p text:style-name="P5"/>
      <text:p text:style-name="P2">6) O que são semáforos, monitores e mutexes e para que servem em um processo concorrente?</text:p>
      <text:p text:style-name="P2"/>
      <text:p text:style-name="P14">Em determinadas situações em um processo concorrente é necessário manter o fluxo sequencial para a permanência da consistencia dos dados, portando, semáforos, monitores e mutexes são algoritmos criados para manter esse fluxo sequencial dentro de uma região crítica.</text:p>
      <text:p text:style-name="P2"/>
      <text:p text:style-name="P8">Semáforos: <text:span text:style-name="T4">Algoritmo que se baseia em uma variável especial, que tem o controle de acesso a um recurso, onde o valor dessa variável indica quantos processos podem acessar um determinado recurso.</text:span></text:p>
      <text:p text:style-name="P8">Monitores: <text:span text:style-name="T4">Estruturas de alto nível para manter a exclusão mútua. Tem a região crítica controlada agrupada em um uúnico pacote.</text:span></text:p>
      <text:p text:style-name="P8">Mutexes: <text:span text:style-name="T4">Semáforo com dois estados (binário), bloqueado ou desbloqueado, criado para conceder uma entrada a uma região crítica</text:span></text:p>
      <text:p text:style-name="P2"/>
      <text:p text:style-name="P2">7) O que são deadlocks e quando podem ocorrer?</text:p>
      <text:p text:style-name="P2"/>
      <text:p text:style-name="P7">Deadlocks são situações em que dois processos são impedidos de continuar suas ações, pois estão esperando uns pelos outros liberar o recurso detido. No contexto de sistemas operacionais, deadlocks podem ocorrer em <text:span text:style-name="T2">recursos</text:span> não-preemptíveis, <text:span text:style-name="T3">onde cada recurso está alocado a um processo, condição de espera circular e a condição de posse e espera.</text:span> </text:p>
      <text:p text:style-name="P2"/>
      <text:p text:style-name="P2">8) Explique as formas de alocamento de <text:span text:style-name="T5">arquivos</text:span>: Contígua, Encadeada e Indexada.</text:p>
      <text:p text:style-name="P2"/>
      <text:p text:style-name="P6">Contígua: <text:span text:style-name="T6">Os arquivos são alocados em blocos sequenciais.</text:span></text:p>
      <text:p text:style-name="P6"><text:soft-page-break/>Encadeada: <text:span text:style-name="T7">Cada arquivo contém um ponteiro para o próximo arquivo.</text:span></text:p>
      <text:p text:style-name="P6">Indexada: <text:span text:style-name="T7">Possui uma tabela com os endereços dos blocos onde, quando um novo bloco é criado, inclui-se mais um novo item na tabela.</text:span></text:p>
      <text:p text:style-name="P2"/>
      <text:p text:style-name="P2">9) Explique as três estratégias: Worst fit, Best fit e First fit.</text:p>
      <text:p text:style-name="P2"/>
      <text:p text:style-name="P12">Worst fit: <text:span text:style-name="T10">O gerenciador de memória irá colocar o processo no maior espaço de memória desalocado.</text:span></text:p>
      <text:p text:style-name="P13">Best fit:<text:tab/><text:span text:style-name="T10">O gerenciador de memória irá colocar o processo no </text:span><text:span text:style-name="T12">menor</text:span><text:span text:style-name="T10"> espaço de memória desalocado.</text:span></text:p>
      <text:p text:style-name="P12">First fit: <text:span text:style-name="T11">Como existem muitos “buracos” na memória, o gerenciador irá alocar o processo no primeiro “buraco” que encontrar.</text:span></text:p>
      <text:p text:style-name="P2"/>
      <text:p text:style-name="P2">10) Permissões Linux: _ABC</text:p>
      <text:p text:style-name="P2"/>
      <text:p text:style-name="P10">-- Controle de acesso aos arquivos - Permissões </text:p>
      <text:p text:style-name="P10">Determina quais operações podem ou não ser realizadas em um determinado arquivo para o usuários, grupos ou outros.</text:p>
      <text:p text:style-name="P10"/>
      <text:p text:style-name="P10">--&gt; D rwx rwx rwx</text:p>
      <text:p text:style-name="P10">--&gt; _ <text:s/>(1) <text:s text:c="2"/>(2) <text:s/>(3) </text:p>
      <text:p text:style-name="P10">Legenda:</text:p>
      <text:p text:style-name="P10">_ é arquivo | D é diretório</text:p>
      <text:p text:style-name="P10">(1) Permissões do usuário</text:p>
      <text:p text:style-name="P10">(2) Permissões de grupo</text:p>
      <text:p text:style-name="P10">(3) Permissões de outros</text:p>
      <text:p text:style-name="P10"/>
      <text:p text:style-name="P10">r = leitura</text:p>
      <text:p text:style-name="P10">w = gravação</text:p>
      <text:p text:style-name="P10">x = execução</text:p>
      <text:p text:style-name="P10">- = representa falta de permissão</text:p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8:04:10.641000000</meta:creation-date>
    <dc:date>2019-06-14T01:28:17.398000000</dc:date>
    <meta:editing-duration>PT1H21M8S</meta:editing-duration>
    <meta:editing-cycles>20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39" meta:word-count="571" meta:character-count="3546" meta:non-whitespace-character-count="3009"/>
  </office:meta>
</office:document-meta>
</file>